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52426" officeooo:paragraph-rsid="00052426" style:font-size-asian="35pt" style:font-size-complex="40pt"/>
    </style:style>
    <style:style style:name="P2" style:family="paragraph" style:parent-style-name="Standard" style:list-style-name="L1">
      <style:text-properties fo:font-size="14pt" officeooo:rsid="00071383" officeooo:paragraph-rsid="00071383" style:font-size-asian="12.25pt" style:font-size-complex="14pt"/>
    </style:style>
    <style:style style:name="P3" style:family="paragraph" style:parent-style-name="Standard">
      <style:text-properties fo:font-size="14pt" officeooo:rsid="00071383" officeooo:paragraph-rsid="00071383" style:font-size-asian="12.25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size-asian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PCL:</text:span><text:span text:style-name="T3">Portal cheap link</text:span></text:p>
      <text:p text:style-name="P1"><text:span text:style-name="T3"/></text:p>
      <text:list text:style-name="L1">
        <text:list-item>
          <text:p text:style-name="P2">PRESENTATION DU PROJECT: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0T05:11:15.736000000</meta:creation-date>
    <dc:date>2023-06-20T05:19:44.710000000</dc:date>
    <meta:editing-duration>PT8M28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" meta:word-count="7" meta:character-count="47" meta:non-whitespace-character-count="43"/>
  </office:meta>
</office:document-meta>
</file>